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ducerRegistryImpl.getAllProduc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ducerRegistryImpl.removeAllProduc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ducerRegistryImpl.existsProducer(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ducerRegistryImpl.addProducer( Producer produc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ducerRegistryImpl.checkInitializ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ducerRegistryImpl.addProducer( ProducerDescription des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ducerRegistryImpl.configure( Configuration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ducerRegistryImpl.removeProducer(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ducerRegistryImpl.setConsumerEnvironment( Consumer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rRegistryImpl.setWSRPAdapter( WSRPAdapter adap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rRegistryImpl.getProducer(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